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1217f" officeooo:paragraph-rsid="0011217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1217f" officeooo:paragraph-rsid="0011217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vrch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32:37.901602452</meta:creation-date>
    <dc:date>2017-10-24T09:35:20.238687997</dc:date>
    <meta:editing-duration>PT2M4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